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42447C37A894EDA1B28.png" manifest:media-type="image/png"/>
  <manifest:file-entry manifest:full-path="Pictures/10000001000005EB000003C988D9A0FBFD6F2E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0.503cm" svg:y="11.88cm" svg:width="17cm" svg:height="10.873cm" draw:z-index="0"><draw:image xlink:href="Pictures/10000001000005EB000003C988D9A0FBFD6F2EFF.png" xlink:type="simple" xlink:show="embed" xlink:actuate="onLoad" draw:mime-type="image/png"/></draw:frame><draw:frame draw:style-name="fr1" draw:name="Image2" text:anchor-type="char" svg:width="17cm" svg:height="9.777cm" draw:z-index="1"><draw:image xlink:href="Pictures/10000001000007330000042447C37A894EDA1B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44:45.208500377</meta:creation-date>
    <dc:date>2023-10-23T21:46:57.325529351</dc:date>
    <meta:editing-duration>PT2M1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